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Titre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indent="0.4916in"/>
    </style:style>
    <style:style style:name="P3" style:parent-style-name="Normal" style:family="paragraph">
      <style:paragraph-properties fo:text-indent="0.4916in"/>
    </style:style>
  </office:automatic-styles>
  <office:body>
    <office:text text:use-soft-page-breaks="true">
      <text:p text:style-name="P1">Document d’installation</text:p>
      <text:p text:style-name="Normal">Pour installer le projet « routage oignon » vous pouvez récupérer les codes python dans le dossier Sources du git hub.</text:p>
      <text:p text:style-name="Normal">Vous pouvez lancer plusieurs codes sur une seule machine ou les lancer tous séparément.</text:p>
      <text:h text:style-name="Titre1" text:outline-level="1">Installation des bibliothèques python<text:s/></text:h>
      <text:p text:style-name="Normal"/>
      <text:h text:style-name="Titre1" text:outline-level="1">Installation du master</text:h>
      <text:p text:style-name="Normal">Téléchargez le code « master.py »</text:p>
      <text:p text:style-name="Normal">Pour lancer le master utilisez la commandes</text:p>
      <text:p text:style-name="P2">python master.py -p MON_PORT</text:p>
      <text:h text:style-name="Titre1" text:outline-level="1">Installation d’un routeur</text:h>
      <text:p text:style-name="Normal">Téléchargez le code routeur.py</text:p>
      <text:p text:style-name="Normal">Pour lancer un routeur utilisez la commande</text:p>
      <text:p text:style-name="P3">python router.py -n IP_DU_MASTER:PORT_DU_MASTER -p MON_PORT</text:p>
      <text:h text:style-name="Titre1" text:outline-level="1">Installation d’un client</text:h>
      <text:p text:style-name="Normal">Téléchargez le code client.py</text:p>
      <text:p text:style-name="Normal">    python client.py -n IP_DU_MASTER:PORT_DU_MASTER -p MON_PORT</text:p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urelien HENRY</meta:initial-creator>
    <dc:creator>Aurelien HENRY</dc:creator>
    <meta:creation-date>2025-12-12T08:05:00Z</meta:creation-date>
    <dc:date>2025-12-12T09:45:00Z</dc:date>
    <meta:template xlink:href="Normal.dotm" xlink:type="simple"/>
    <meta:editing-cycles>2</meta:editing-cycles>
    <meta:editing-duration>PT0S</meta:editing-duration>
    <meta:document-statistic meta:page-count="1" meta:paragraph-count="1" meta:word-count="105" meta:character-count="684" meta:row-count="4" meta:non-whitespace-character-count="580"/>
  </office:meta>
</office:document-meta>
</file>